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6">Requisiti</text:span></text:p>
      <text:p text:style-name="P3"><text:line-break/> <text:tab/>Requisiti funzionali</text:p>
      <text:p text:style-name="P1"><text:span text:style-name="T1"><text:line-break/><text:tab/></text:span><text:span text:style-name="T6">Registrazione da parte dell'utente alla libreria online</text:span><text:span text:style-name="T1"><text:line-break/><text:tab/>L'utente base avrà la possibilità di registrarsi alla libreria online inserendo <text:tab/>informazioni basilari<text:line-break/><text:tab/>da poter riutilizzare per effettuare il LogIn e poter iniziare la lettura dell'opera <text:tab/>scelta.<text:line-break/><text:tab/>Quando un utente si registra gli verrà attribuito il livello 0.<text:line-break/><text:line-break/><text:tab/></text:span><text:span text:style-name="T6">Visualizza Profilo</text:span><text:span text:style-name="T1"><text:line-break/><text:tab/>L'utente base Loggato avrà la possibilità di visualizzare il proprio profilo dove <text:tab/>potrà <text:tab/>consultare o<text:line-break/><text:tab/>modificare i propri dati e visualizzare le opere già lette, inoltre potrà anche <text:tab/>scegliere di <text:tab/>attivare il Vip.<text:line-break/><text:tab/>L'utente Vip avrà come privilegio la facoltà di scaricare le opere.<text:line-break/><text:line-break/><text:tab/></text:span><text:span text:style-name="T6">Upload</text:span><text:span text:style-name="T1"><text:line-break/><text:tab/>L'utente, indipendentemente dal grado, potrà caricare sul sito immagini di <text:tab/>opere.<text:line-break/><text:tab/><text:line-break/><text:tab/></text:span><text:span text:style-name="T6">Cerca Opera</text:span><text:span text:style-name="T1"><text:line-break/><text:tab/>L'utente tramite un form di ricerca o attraverso filtri trova le opere di suo <text:tab/>interesse se <text:tab/>presenti <text:line-break/><text:line-break/><text:tab/></text:span><text:span text:style-name="T6">Trascrizione</text:span><text:span text:style-name="T1"><text:line-break/><text:tab/>L'utente trascrittore può trascrivere le immagini già caricate dagli utenti.<text:line-break/><text:line-break/><text:tab/></text:span><text:span text:style-name="T6">Download opera</text:span><text:span text:style-name="T1"><text:line-break/><text:tab/>L'utente Vip Può scaricare l'opera scelta.</text:span></text:p>
      <text:p text:style-name="P2"/>
      <text:p text:style-name="P2"><text:tab/><text:span text:style-name="T6">Gestione Immagine</text:span></text:p>
      <text:p text:style-name="P2"><text:tab/>I supervisor devono controllare le immagini caricate dagli utenti: in caso di <text:tab/>successo vengono approvate e pubblicate, altrimenti vengono rifiutate, inoltre <text:tab/>ha la <text:tab/>possibilità di modificare l'immagine prima della pubblicazione .</text:p>
      <text:p text:style-name="P2"/>
      <text:p text:style-name="P2"/>
      <text:p text:style-name="P2"/>
      <text:p text:style-name="P2"/>
      <text:p text:style-name="P2"/>
      <text:p text:style-name="P2"><text:soft-page-break/><text:tab/><text:span text:style-name="T6">Gesione Trascrizione</text:span></text:p>
      <text:p text:style-name="P2"><text:tab/>Come per la gestione immagine i supervisor devono controllare le pagine <text:tab/>trascritte dai trascrittori: <text:s/>in caso di successo vengono approvate e <text:tab/>pubblicate, altrimenti vengono rifiutate, inoltre ha la possibilità di <text:tab/>modificare l'immagine prima della pubblicazione .</text:p>
      <text:p text:style-name="P2"/>
      <text:p text:style-name="P2"><text:tab/><text:span text:style-name="T6">Gesione User</text:span><text:line-break/><text:tab/>I supervisor hanno la possibilità di settare il livello dell'User, di promuoverlo o <text:tab/>di rimuoverlo a seconda delle necessità.</text:p>
      <text:p text:style-name="P2"/>
      <text:p text:style-name="P2"><text:tab/><text:span text:style-name="T6">Gestione Modulo</text:span></text:p>
      <text:p text:style-name="P2"><text:tab/>L'utente supervisor può approvare o fifiutare una richiesta da parte di un <text:tab/>utente a diventare un supervisor.</text:p>
      <text:p text:style-name="P2"/>
      <text:p text:style-name="P2"><text:tab/><text:span text:style-name="T6">Gestione Sistema</text:span></text:p>
      <text:p text:style-name="P2"><text:tab/>L'admin, oltre a poter avere tutte le funzioni di ogni altro utente, ha la <text:tab/>possibilità di gestire il portale e gestire i supervisor attraverso una pagina di <text:tab/>controllo dedic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ris Savini</meta:initial-creator>
    <meta:creation-date>2018-05-22T15:04:30.84</meta:creation-date>
    <meta:document-statistic meta:table-count="0" meta:image-count="0" meta:object-count="0" meta:page-count="2" meta:paragraph-count="12" meta:word-count="286" meta:character-count="2025"/>
    <dc:date>2018-05-22T16:59:12.31</dc:date>
    <dc:creator>Loris Savini</dc:creator>
    <meta:editing-duration>PT11M49S</meta:editing-duration>
    <meta:editing-cycles>1</meta:editing-cycles>
    <meta:generator>OpenOffice/4.1.5$Win32 OpenOffice.org_project/415m1$Build-9789</meta:generator>
  </office:meta>
</office:document-meta>
</file>